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3" table:default-cell-style-name="ce5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aroline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Daily total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2" table:formula="of:=SUM([.B3:.B150])" office:value-type="float" office:value="25.5" calcext:value-type="float">
            <text:p>25,5</text:p>
          </table:table-cell>
          <table:table-cell table:style-name="ce2" table:formula="of:=SUM([.C3:.C150])" office:value-type="float" office:value="26.5" calcext:value-type="float">
            <text:p>26,5</text:p>
          </table:table-cell>
          <table:table-cell table:style-name="ce2" table:formula="of:=SUM([.B2:.C2])" office:value-type="float" office:value="52" calcext:value-type="float">
            <text:p>52</text:p>
          </table:table-cell>
          <table:table-cell table:style-name="ce6" table:number-columns-repeated="1014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:.C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4:.C4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SUM([.B5:.C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6:.C6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7:.C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,5</text:p>
          </table:table-cell>
          <table:table-cell table:formula="of:=SUM([.B8:.C8])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9:.C9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2" calcext:value-type="date">
            <text:p>2016-02-1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0:.C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3" calcext:value-type="date">
            <text:p>2016-02-1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1:.C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4" calcext:value-type="date">
            <text:p>2016-02-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2:.C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3:.C1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4:.C1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1" calcext:value-type="date">
            <text:p>2016-02-2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5:.C15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6:.C1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7:.C1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8:.C1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9:.C1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7" calcext:value-type="date">
            <text:p>2016-02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0:.C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7" calcext:value-type="date">
            <text:p>2016-03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1:.C2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8" calcext:value-type="date">
            <text:p>2016-03-28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table:formula="of:=SUM([.B22:.C22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6-06-01" calcext:value-type="date">
            <text:p>2016-06-01</text:p>
          </table:table-cell>
          <table:table-cell table:number-columns-repeated="2"/>
          <table:table-cell table:formula="of:=SUM([.B23:.C2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4:.C2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5:.C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6:.C2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7:.C2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8:.C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9:.C2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0:.C3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1:.C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2:.C32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eviews" table:style-name="ta1">
        <table:shapes>
          <draw:frame draw:z-index="0" draw:style-name="gr1" draw:text-style-name="P1" svg:width="262.96mm" svg:height="128.62mm" svg:x="14.7mm" svg:y="124.65mm">
            <loext:p draw:notify-on-update-of-ranges="Reviews.A5:Reviews.A17 Reviews.B4:Reviews.B4 Reviews.B5:Reviews.B17 Reviews.C4:Reviews.C4 Reviews.C5:Reviews.C17 Reviews.D4:Reviews.D4 Reviews.D5:Reviews.D17 Reviews.E4:Reviews.E4 Reviews.E5:Reviews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1"/>
        <table:table-column table:style-name="co1" table:number-columns-repeated="4" table:default-cell-style-name="ce16"/>
        <table:table-column table:style-name="co4" table:default-cell-style-name="Default"/>
        <table:table-column table:style-name="co1" table:default-cell-style-name="ce17"/>
        <table:table-column table:style-name="co1" table:number-columns-repeated="1017" table:default-cell-style-name="Default"/>
        <table:table-row table:style-name="ro2">
          <table:table-cell table:style-name="ce7" office:value-type="string" calcext:value-type="string" table:number-columns-spanned="5" table:number-rows-spanned="1">
            <text:p>Canadian Aquaculture Research and Development Reviews</text:p>
          </table:table-cell>
          <table:covered-table-cell table:number-columns-repeated="4" table:style-name="ce13"/>
          <table:table-cell/>
          <table:table-cell table:style-name="ce13"/>
          <table:table-cell table:style-name="ce18" table:number-columns-repeated="1017"/>
        </table:table-row>
        <table:table-row table:style-name="ro2">
          <table:table-cell table:style-name="ce8" office:value-type="string" calcext:value-type="string" table:number-columns-spanned="5" table:number-rows-spanned="1">
            <text:p>Number of projects reported by year</text:p>
          </table:table-cell>
          <table:covered-table-cell table:number-columns-repeated="4" table:style-name="ce14"/>
          <table:table-cell/>
          <table:table-cell table:style-name="ce14"/>
          <table:table-cell table:style-name="ce19" table:number-columns-repeated="1017"/>
        </table:table-row>
        <table:table-row table:style-name="ro2">
          <table:table-cell table:style-name="ce9" table:number-columns-spanned="5" table:number-rows-spanned="1"/>
          <table:covered-table-cell table:number-columns-repeated="4"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0" office:value-type="string" calcext:value-type="string">
            <text:p>Categories</text:p>
          </table:table-cell>
          <table:table-cell table:style-name="ce15" office:value-type="float" office:value="2009" calcext:value-type="float">
            <text:p>2009</text:p>
          </table:table-cell>
          <table:table-cell table:style-name="ce15" office:value-type="float" office:value="2011" calcext:value-type="float">
            <text:p>2011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2015" calcext:value-type="float">
            <text:p>2015</text:p>
          </table:table-cell>
          <table:table-cell/>
          <table:table-cell table:style-name="ce15"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Freshwater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5:.E5])" office:value-type="float" office:value="101" calcext:value-type="float">
            <text:p>1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Marine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B6:.E6])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Finfish – Salmon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7:.E7])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MT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8:.E8])"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yculture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9:.E9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Sea lice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10:.E10])"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Fish Health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B11:.E11])"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all)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SUM([.B12:.E12])" office:value-type="float" office:value="123" calcext:value-type="float">
            <text:p>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mussels)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B13:.E13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ysters)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B14:.E14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thers)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B15:.E15])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quaculture – Environment interation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B16:.E16])"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B17:.E17])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0" office:value-type="string" calcext:value-type="string">
            <text:p>TOTAL</text:p>
          </table:table-cell>
          <table:table-cell table:style-name="ce15" table:formula="of:=SUM([.B5:.B17])" office:value-type="float" office:value="185" calcext:value-type="float">
            <text:p>185</text:p>
          </table:table-cell>
          <table:table-cell table:style-name="ce15" table:formula="of:=SUM([.C5:.C17])" office:value-type="float" office:value="212" calcext:value-type="float">
            <text:p>212</text:p>
          </table:table-cell>
          <table:table-cell table:style-name="ce15" table:formula="of:=SUM([.D5:.D17])" office:value-type="float" office:value="209" calcext:value-type="float">
            <text:p>209</text:p>
          </table:table-cell>
          <table:table-cell table:style-name="ce15" table:formula="of:=SUM([.E5:.E17])" office:value-type="float" office:value="215" calcext:value-type="float">
            <text:p>215</text:p>
          </table:table-cell>
          <table:table-cell/>
          <table:table-cell table:style-name="ce15" table:formula="of:=SUM([.G5:.G17])" office:value-type="float" office:value="821" calcext:value-type="float">
            <text:p>82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00-00-00</text:date>, <text:time style:data-style-name="N2" text:time-value="21:22:00.420399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6-01T21:22:14.771909184</dc:date>
    <meta:editing-duration>PT1H31M20S</meta:editing-duration>
    <meta:editing-cycles>37</meta:editing-cycles>
    <meta:generator>LibreOffice/5.0.5.2$Linux_X86_64 LibreOffice_project/00m0$Build-2</meta:generator>
    <meta:document-statistic meta:table-count="2" meta:cell-count="1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7cm" svg:height="12.863cm" xlink:href=".." xlink:type="simple" chart:class="chart:bar" chart:style-name="ch1">
        <chart:legend chart:legend-position="end" svg:x="24.801cm" svg:y="5.385cm" style:legend-expansion="high" chart:style-name="ch2"/>
        <chart:plot-area chart:style-name="ch3" table:cell-range-address="Reviews.A4:Reviews.E17" chart:data-source-has-labels="both" svg:x="0.525cm" svg:y="0.257cm" svg:width="23.751cm" svg:height="12.349cm">
          <chartooo:coordinate-region svg:x="2.01cm" svg:y="0.257cm" svg:width="22.266cm" svg:height="7.485cm"/>
          <chart:axis chart:dimension="x" chart:name="primary-x" chart:style-name="ch4" chartooo:axis-type="auto">
            <chartooo:date-scale/>
            <chart:categories table:cell-range-address="Reviews.A5:Reviews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5:Reviews.B17" chart:label-cell-address="Reviews.B4:Reviews.B4" chart:class="chart:bar">
            <chart:data-point chart:repeated="13"/>
          </chart:series>
          <chart:series chart:style-name="ch8" chart:values-cell-range-address="Reviews.C5:Reviews.C17" chart:label-cell-address="Reviews.C4:Reviews.C4" chart:class="chart:bar">
            <chart:data-point chart:repeated="13"/>
          </chart:series>
          <chart:series chart:style-name="ch9" chart:values-cell-range-address="Reviews.D5:Reviews.D17" chart:label-cell-address="Reviews.D4:Reviews.D4" chart:class="chart:bar">
            <chart:data-point chart:repeated="13"/>
          </chart:series>
          <chart:series chart:style-name="ch10" chart:values-cell-range-address="Reviews.E5:Reviews.E17" chart:label-cell-address="Reviews.E4:Reviews.E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</text:p>
                <draw:g>
                  <svg:desc>Reviews.B4:Reviews.B4</svg:desc>
                </draw:g>
              </table:table-cell>
              <table:table-cell office:value-type="string">
                <text:p>2011</text:p>
                <draw:g>
                  <svg:desc>Reviews.C4:Reviews.C4</svg:desc>
                </draw:g>
              </table:table-cell>
              <table:table-cell office:value-type="string">
                <text:p>2013</text:p>
                <draw:g>
                  <svg:desc>Reviews.D4:Reviews.D4</svg:desc>
                </draw:g>
              </table:table-cell>
              <table:table-cell office:value-type="string">
                <text:p>2015</text:p>
                <draw:g>
                  <svg:desc>Reviews.E4:Review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fish – Freshwater</text:p>
                <draw:g>
                  <svg:desc>Reviews.A5:Reviews.A17</svg:desc>
                </draw:g>
              </table:table-cell>
              <table:table-cell office:value-type="float" office:value="19">
                <text:p>19</text:p>
                <draw:g>
                  <svg:desc>Reviews.B5:Reviews.B17</svg:desc>
                </draw:g>
              </table:table-cell>
              <table:table-cell office:value-type="float" office:value="28">
                <text:p>28</text:p>
                <draw:g>
                  <svg:desc>Reviews.C5:Reviews.C17</svg:desc>
                </draw:g>
              </table:table-cell>
              <table:table-cell office:value-type="float" office:value="34">
                <text:p>34</text:p>
                <draw:g>
                  <svg:desc>Reviews.D5:Reviews.D17</svg:desc>
                </draw:g>
              </table:table-cell>
              <table:table-cell office:value-type="float" office:value="20">
                <text:p>20</text:p>
                <draw:g>
                  <svg:desc>Reviews.E5:Reviews.E17</svg:desc>
                </draw:g>
              </table:table-cell>
            </table:table-row>
            <table:table-row>
              <table:table-cell office:value-type="string">
                <text:p>Finfish – Marine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ish – Salmon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IMT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lyculture 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 lice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sh Healt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hellfish (all)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ellfish (mussel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hellfish (oyst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hellfish (oth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quaculture – Environment interations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